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, s</text:p>
          </table:table-cell>
          <table:table-cell office:value-type="string" calcext:value-type="string">
            <text:p>P_200, cmH2O</text:p>
          </table:table-cell>
          <table:table-cell office:value-type="string" calcext:value-type="string">
            <text:p>P_200, Pa</text:p>
          </table:table-cell>
          <table:table-cell office:value-type="string" calcext:value-type="string">
            <text:p>P_400, cm</text:p>
          </table:table-cell>
          <table:table-cell office:value-type="string" calcext:value-type="string">
            <text:p>P_400, Pa</text:p>
          </table:table-cell>
          <table:table-cell office:value-type="string" calcext:value-type="string">
            <text:p>P_avg, Pa</text:p>
          </table:table-cell>
          <table:table-cell office:value-type="string" calcext:value-type="string">
            <text:p>Q, m^3/s</text:p>
          </table:table-cell>
          <table:table-cell office:value-type="string" calcext:value-type="string">
            <text:p>eta, SI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V, ml</text:p>
          </table:table-cell>
          <table:table-cell office:value-type="string" calcext:value-type="string">
            <text:p>r, m</text:p>
          </table:table-cell>
          <table:table-cell office:value-type="string" calcext:value-type="string">
            <text:p>l, m</text:p>
          </table:table-cell>
        </table:table-row>
        <table:table-row table:style-name="ro1">
          <table:table-cell office:value-type="float" office:value="110.3" calcext:value-type="float">
            <text:p>110.3</text:p>
          </table:table-cell>
          <table:table-cell table:formula="of:=2.9+1.2" office:value-type="float" office:value="4.1" calcext:value-type="float">
            <text:p>4.1</text:p>
          </table:table-cell>
          <table:table-cell table:formula="of:=[.B2]*1000*9.81/100" office:value-type="float" office:value="402.21" calcext:value-type="float">
            <text:p>402.21</text:p>
          </table:table-cell>
          <table:table-cell table:formula="of:=1.4+2.8" office:value-type="float" office:value="4.2" calcext:value-type="float">
            <text:p>4.2</text:p>
          </table:table-cell>
          <table:table-cell table:formula="of:=[.D2]*1000*9.81/100" office:value-type="float" office:value="412.02" calcext:value-type="float">
            <text:p>412.02</text:p>
          </table:table-cell>
          <table:table-cell table:formula="of:=AVERAGE([.C2];[.E2])" office:value-type="float" office:value="407.115" calcext:value-type="float">
            <text:p>407.115</text:p>
          </table:table-cell>
          <table:table-cell table:formula="of:=[.J$2]/(10^6*[.A2])" office:value-type="float" office:value="0.00000453309156844968" calcext:value-type="float">
            <text:p>4.53309156844968E-06</text:p>
          </table:table-cell>
          <table:table-cell table:formula="of:=PI()*[.K$2]^4*[.F2]*[.A2]/(8*[.J$2]/10^6*[.L$2])" office:value-type="float" office:value="0.0000165112992856078" calcext:value-type="float">
            <text:p>1.65112992856078E-05</text:p>
          </table:table-cell>
          <table:table-cell table:formula="of:=1.2*[.G2]/([.H$12]*PI()*[.K$2])" office:value-type="float" office:value="230.875761414818" calcext:value-type="float">
            <text:p>230.875761414818</text:p>
          </table:table-cell>
          <table:table-cell office:value-type="float" office:value="500" calcext:value-type="float">
            <text:p>500</text:p>
          </table:table-cell>
          <table:table-cell table:formula="of:=0.5/1000" office:value-type="float" office:value="0.0005" calcext:value-type="float">
            <text:p>0.0005</text:p>
          </table:table-cell>
          <table:table-cell table:formula="of:=13.35/100" office:value-type="float" office:value="0.1335" calcext:value-type="float">
            <text:p>0.1335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table:formula="of:=0.7+2.8" office:value-type="float" office:value="3.5" calcext:value-type="float">
            <text:p>3.5</text:p>
          </table:table-cell>
          <table:table-cell table:formula="of:=[.B3]*1000*9.81/100" office:value-type="float" office:value="343.35" calcext:value-type="float">
            <text:p>343.35</text:p>
          </table:table-cell>
          <table:table-cell table:formula="of:=0.8+2.9" office:value-type="float" office:value="3.7" calcext:value-type="float">
            <text:p>3.7</text:p>
          </table:table-cell>
          <table:table-cell table:formula="of:=[.D3]*1000*9.81/100" office:value-type="float" office:value="362.97" calcext:value-type="float">
            <text:p>362.97</text:p>
          </table:table-cell>
          <table:table-cell table:formula="of:=AVERAGE([.C3];[.E3])" office:value-type="float" office:value="353.16" calcext:value-type="float">
            <text:p>353.16</text:p>
          </table:table-cell>
          <table:table-cell table:formula="of:=[.J$2]/(10^6*[.A3])" office:value-type="float" office:value="0.00000472143531633617" calcext:value-type="float">
            <text:p>4.72143531633617E-06</text:p>
          </table:table-cell>
          <table:table-cell table:formula="of:=PI()*[.K$2]^4*[.F3]*[.A3]/(8*[.J$2]/10^6*[.L$2])" office:value-type="float" office:value="0.0000137516908751491" calcext:value-type="float">
            <text:p>1.37516908751491E-05</text:p>
          </table:table-cell>
          <table:table-cell table:formula="of:=1.2*[.G3]/([.H$12]*PI()*[.K$2])" office:value-type="float" office:value="240.468333182761" calcext:value-type="float">
            <text:p>240.468333182761</text:p>
          </table:table-cell>
          <table:table-cell table:number-columns-repeated="3"/>
        </table:table-row>
        <table:table-row table:style-name="ro1">
          <table:table-cell office:value-type="float" office:value="37.6" calcext:value-type="float">
            <text:p>37.6</text:p>
          </table:table-cell>
          <table:table-cell table:formula="of:=5.3+8.5" office:value-type="float" office:value="13.8" calcext:value-type="float">
            <text:p>13.8</text:p>
          </table:table-cell>
          <table:table-cell table:formula="of:=[.B4]*1000*9.81/100" office:value-type="float" office:value="1353.78" calcext:value-type="float">
            <text:p>1353.78</text:p>
          </table:table-cell>
          <table:table-cell table:formula="of:=5.5+8.7" office:value-type="float" office:value="14.2" calcext:value-type="float">
            <text:p>14.2</text:p>
          </table:table-cell>
          <table:table-cell table:formula="of:=[.D4]*1000*9.81/100" office:value-type="float" office:value="1393.02" calcext:value-type="float">
            <text:p>1393.02</text:p>
          </table:table-cell>
          <table:table-cell table:formula="of:=AVERAGE([.C4];[.E4])" office:value-type="float" office:value="1373.4" calcext:value-type="float">
            <text:p>1373.4</text:p>
          </table:table-cell>
          <table:table-cell table:formula="of:=[.J$2]/(10^6*[.A4])" office:value-type="float" office:value="0.0000132978723404255" calcext:value-type="float">
            <text:p>1.32978723404255E-05</text:p>
          </table:table-cell>
          <table:table-cell table:formula="of:=PI()*[.K$2]^4*[.F4]*[.A4]/(8*[.J$2]/10^6*[.L$2])" office:value-type="float" office:value="0.0000189877506995029" calcext:value-type="float">
            <text:p>1.89877506995029E-05</text:p>
          </table:table-cell>
          <table:table-cell table:formula="of:=1.2*[.G4]/([.H$12]*PI()*[.K$2])" office:value-type="float" office:value="677.276502235489" calcext:value-type="float">
            <text:p>677.276502235489</text:p>
          </table:table-cell>
          <table:table-cell table:number-columns-repeated="3"/>
        </table:table-row>
        <table:table-row table:style-name="ro1">
          <table:table-cell office:value-type="float" office:value="57.4" calcext:value-type="float">
            <text:p>57.4</text:p>
          </table:table-cell>
          <table:table-cell table:formula="of:=2.7+4.9" office:value-type="float" office:value="7.6" calcext:value-type="float">
            <text:p>7.6</text:p>
          </table:table-cell>
          <table:table-cell table:formula="of:=[.B5]*1000*9.81/100" office:value-type="float" office:value="745.56" calcext:value-type="float">
            <text:p>745.56</text:p>
          </table:table-cell>
          <table:table-cell table:formula="of:=2.6+4.8" office:value-type="float" office:value="7.4" calcext:value-type="float">
            <text:p>7.4</text:p>
          </table:table-cell>
          <table:table-cell table:formula="of:=[.D5]*1000*9.81/100" office:value-type="float" office:value="725.94" calcext:value-type="float">
            <text:p>725.94</text:p>
          </table:table-cell>
          <table:table-cell table:formula="of:=AVERAGE([.C5];[.E5])" office:value-type="float" office:value="735.75" calcext:value-type="float">
            <text:p>735.75</text:p>
          </table:table-cell>
          <table:table-cell table:formula="of:=[.J$2]/(10^6*[.A5])" office:value-type="float" office:value="0.00000871080139372822" calcext:value-type="float">
            <text:p>8.71080139372822E-06</text:p>
          </table:table-cell>
          <table:table-cell table:formula="of:=PI()*[.K$2]^4*[.F5]*[.A5]/(8*[.J$2]/10^6*[.L$2])" office:value-type="float" office:value="0.0000155285461172796" calcext:value-type="float">
            <text:p>1.55285461172796E-05</text:p>
          </table:table-cell>
          <table:table-cell table:formula="of:=1.2*[.G5]/([.H$12]*PI()*[.K$2])" office:value-type="float" office:value="443.651506690843" calcext:value-type="float">
            <text:p>443.651506690843</text:p>
          </table:table-cell>
          <table:table-cell table:number-columns-repeated="3"/>
        </table:table-row>
        <table:table-row table:style-name="ro1">
          <table:table-cell office:value-type="float" office:value="127.4" calcext:value-type="float">
            <text:p>127.4</text:p>
          </table:table-cell>
          <table:table-cell table:formula="of:=0.3+2.4" office:value-type="float" office:value="2.7" calcext:value-type="float">
            <text:p>2.7</text:p>
          </table:table-cell>
          <table:table-cell table:formula="of:=[.B6]*1000*9.81/100" office:value-type="float" office:value="264.87" calcext:value-type="float">
            <text:p>264.87</text:p>
          </table:table-cell>
          <table:table-cell table:formula="of:=0.2+2.3" office:value-type="float" office:value="2.5" calcext:value-type="float">
            <text:p>2.5</text:p>
          </table:table-cell>
          <table:table-cell table:formula="of:=[.D6]*1000*9.81/100" office:value-type="float" office:value="245.25" calcext:value-type="float">
            <text:p>245.25</text:p>
          </table:table-cell>
          <table:table-cell table:formula="of:=AVERAGE([.C6];[.E6])" office:value-type="float" office:value="255.06" calcext:value-type="float">
            <text:p>255.06</text:p>
          </table:table-cell>
          <table:table-cell table:formula="of:=[.J$2]/(10^6*[.A6])" office:value-type="float" office:value="0.00000392464678178964" calcext:value-type="float">
            <text:p>3.92464678178964E-06</text:p>
          </table:table-cell>
          <table:table-cell table:formula="of:=PI()*[.K$2]^4*[.F6]*[.A6]/(8*[.J$2]/10^6*[.L$2])" office:value-type="float" office:value="0.0000119481431263361" calcext:value-type="float">
            <text:p>1.19481431263361E-05</text:p>
          </table:table-cell>
          <table:table-cell table:formula="of:=1.2*[.G6]/([.H$12]*PI()*[.K$2])" office:value-type="float" office:value="199.886942574995" calcext:value-type="float">
            <text:p>199.886942574995</text:p>
          </table:table-cell>
          <table:table-cell table:number-columns-repeated="3"/>
        </table:table-row>
        <table:table-row table:style-name="ro1">
          <table:table-cell office:value-type="float" office:value="114.7" calcext:value-type="float">
            <text:p>114.7</text:p>
          </table:table-cell>
          <table:table-cell table:formula="of:=0.5+2.7" office:value-type="float" office:value="3.2" calcext:value-type="float">
            <text:p>3.2</text:p>
          </table:table-cell>
          <table:table-cell table:formula="of:=[.B7]*1000*9.81/100" office:value-type="float" office:value="313.92" calcext:value-type="float">
            <text:p>313.92</text:p>
          </table:table-cell>
          <table:table-cell table:formula="of:=0.5+2.7" office:value-type="float" office:value="3.2" calcext:value-type="float">
            <text:p>3.2</text:p>
          </table:table-cell>
          <table:table-cell table:formula="of:=[.D7]*1000*9.81/100" office:value-type="float" office:value="313.92" calcext:value-type="float">
            <text:p>313.92</text:p>
          </table:table-cell>
          <table:table-cell table:formula="of:=AVERAGE([.C7];[.E7])" office:value-type="float" office:value="313.92" calcext:value-type="float">
            <text:p>313.92</text:p>
          </table:table-cell>
          <table:table-cell table:formula="of:=[.J$2]/(10^6*[.A7])" office:value-type="float" office:value="0.000004359197907585" calcext:value-type="float">
            <text:p>4.359197907585E-06</text:p>
          </table:table-cell>
          <table:table-cell table:formula="of:=PI()*[.K$2]^4*[.F7]*[.A7]/(8*[.J$2]/10^6*[.L$2])" office:value-type="float" office:value="0.0000132394833144862" calcext:value-type="float">
            <text:p>1.32394833144862E-05</text:p>
          </table:table-cell>
          <table:table-cell table:formula="of:=1.2*[.G7]/([.H$12]*PI()*[.K$2])" office:value-type="float" office:value="222.019149817388" calcext:value-type="float">
            <text:p>222.019149817388</text:p>
          </table:table-cell>
          <table:table-cell table:number-columns-repeated="3"/>
        </table:table-row>
        <table:table-row table:style-name="ro1">
          <table:table-cell office:value-type="float" office:value="34.9" calcext:value-type="float">
            <text:p>34.9</text:p>
          </table:table-cell>
          <table:table-cell table:formula="of:=5.7+8.1" office:value-type="float" office:value="13.8" calcext:value-type="float">
            <text:p>13.8</text:p>
          </table:table-cell>
          <table:table-cell table:formula="of:=[.B8]*1000*9.81/100" office:value-type="float" office:value="1353.78" calcext:value-type="float">
            <text:p>1353.78</text:p>
          </table:table-cell>
          <table:table-cell table:formula="of:=5.6+8" office:value-type="float" office:value="13.6" calcext:value-type="float">
            <text:p>13.6</text:p>
          </table:table-cell>
          <table:table-cell table:formula="of:=[.D8]*1000*9.81/100" office:value-type="float" office:value="1334.16" calcext:value-type="float">
            <text:p>1334.16</text:p>
          </table:table-cell>
          <table:table-cell table:formula="of:=AVERAGE([.C8];[.E8])" office:value-type="float" office:value="1343.97" calcext:value-type="float">
            <text:p>1343.97</text:p>
          </table:table-cell>
          <table:table-cell table:formula="of:=[.J$2]/(10^6*[.A8])" office:value-type="float" office:value="0.0000143266475644699" calcext:value-type="float">
            <text:p>1.43266475644699E-05</text:p>
          </table:table-cell>
          <table:table-cell table:formula="of:=PI()*[.K$2]^4*[.F8]*[.A8]/(8*[.J$2]/10^6*[.L$2])" office:value-type="float" office:value="0.0000172466057027988" calcext:value-type="float">
            <text:p>1.72466057027988E-05</text:p>
          </table:table-cell>
          <table:table-cell table:formula="of:=1.2*[.G8]/([.H$12]*PI()*[.K$2])" office:value-type="float" office:value="729.673251692103" calcext:value-type="float">
            <text:p>729.673251692103</text:p>
          </table:table-cell>
          <table:table-cell table:number-columns-repeated="3"/>
        </table:table-row>
        <table:table-row table:style-name="ro1">
          <table:table-cell office:value-type="float" office:value="63.7" calcext:value-type="float">
            <text:p>63.7</text:p>
          </table:table-cell>
          <table:table-cell table:formula="of:=2.1+4.3" office:value-type="float" office:value="6.4" calcext:value-type="float">
            <text:p>6.4</text:p>
          </table:table-cell>
          <table:table-cell table:formula="of:=[.B9]*1000*9.81/100" office:value-type="float" office:value="627.84" calcext:value-type="float">
            <text:p>627.84</text:p>
          </table:table-cell>
          <table:table-cell table:formula="of:=2+4.2" office:value-type="float" office:value="6.2" calcext:value-type="float">
            <text:p>6.2</text:p>
          </table:table-cell>
          <table:table-cell table:formula="of:=[.D9]*1000*9.81/100" office:value-type="float" office:value="608.22" calcext:value-type="float">
            <text:p>608.22</text:p>
          </table:table-cell>
          <table:table-cell table:formula="of:=AVERAGE([.C9];[.E9])" office:value-type="float" office:value="618.03" calcext:value-type="float">
            <text:p>618.03</text:p>
          </table:table-cell>
          <table:table-cell table:formula="of:=[.J$2]/(10^6*[.A9])" office:value-type="float" office:value="0.00000784929356357928" calcext:value-type="float">
            <text:p>7.84929356357928E-06</text:p>
          </table:table-cell>
          <table:table-cell table:formula="of:=PI()*[.K$2]^4*[.F9]*[.A9]/(8*[.J$2]/10^6*[.L$2])" office:value-type="float" office:value="0.0000144756349415226" calcext:value-type="float">
            <text:p>1.44756349415226E-05</text:p>
          </table:table-cell>
          <table:table-cell table:formula="of:=1.2*[.G9]/([.H$12]*PI()*[.K$2])" office:value-type="float" office:value="399.77388514999" calcext:value-type="float">
            <text:p>399.77388514999</text:p>
          </table:table-cell>
          <table:table-cell table:number-columns-repeated="3"/>
        </table:table-row>
        <table:table-row table:style-name="ro1">
          <table:table-cell office:value-type="float" office:value="108.5" calcext:value-type="float">
            <text:p>108.5</text:p>
          </table:table-cell>
          <table:table-cell table:formula="of:=0.7+2.7" office:value-type="float" office:value="3.4" calcext:value-type="float">
            <text:p>3.4</text:p>
          </table:table-cell>
          <table:table-cell table:formula="of:=[.B10]*1000*9.81/100" office:value-type="float" office:value="333.54" calcext:value-type="float">
            <text:p>333.54</text:p>
          </table:table-cell>
          <table:table-cell table:formula="of:=0.7+2.7" office:value-type="float" office:value="3.4" calcext:value-type="float">
            <text:p>3.4</text:p>
          </table:table-cell>
          <table:table-cell table:formula="of:=[.D10]*1000*9.81/100" office:value-type="float" office:value="333.54" calcext:value-type="float">
            <text:p>333.54</text:p>
          </table:table-cell>
          <table:table-cell table:formula="of:=AVERAGE([.C10];[.E10])" office:value-type="float" office:value="333.54" calcext:value-type="float">
            <text:p>333.54</text:p>
          </table:table-cell>
          <table:table-cell table:formula="of:=[.J$2]/(10^6*[.A10])" office:value-type="float" office:value="0.00000460829493087558" calcext:value-type="float">
            <text:p>4.60829493087558E-06</text:p>
          </table:table-cell>
          <table:table-cell table:formula="of:=PI()*[.K$2]^4*[.F10]*[.A10]/(8*[.J$2]/10^6*[.L$2])" office:value-type="float" office:value="0.000013306575290742" calcext:value-type="float">
            <text:p>1.3306575290742E-05</text:p>
          </table:table-cell>
          <table:table-cell table:formula="of:=1.2*[.G10]/([.H$12]*PI()*[.K$2])" office:value-type="float" office:value="234.705958378382" calcext:value-type="float">
            <text:p>234.70595837838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average, Pa.s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AVERAGE([.H2:.H10])" office:value-type="float" office:value="0.0000149995254837139" calcext:value-type="float">
            <text:p>1.49995254837139E-0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stdev, Pa.s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STDEV([.H2:.H10])" office:value-type="float" office:value="0.00000225352358364845" calcext:value-type="float">
            <text:p>2.25352358364845E-0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error, Pa.s</text:p>
          </table:table-cell>
          <table:table-cell office:value-type="string" calcext:value-type="string">
            <text:p>relative error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H15]/3" office:value-type="float" office:value="0.000000751174527882816" calcext:value-type="float">
            <text:p>7.51174527882816E-07</text:p>
          </table:table-cell>
          <table:table-cell table:formula="of:=[.H17]/[.H12]" office:value-type="float" office:value="0.0500798861069587" calcext:value-type="float">
            <text:p>0.0500798861069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8:22:26.729603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6:11:10.739978673</meta:creation-date>
    <dc:date>2022-04-15T19:10:13.789880915</dc:date>
    <meta:editing-duration>PT47M52S</meta:editing-duration>
    <meta:editing-cycles>4</meta:editing-cycles>
    <meta:generator>LibreOffice/6.4.7.2$Linux_X86_64 LibreOffice_project/40$Build-2</meta:generator>
    <meta:document-statistic meta:table-count="1" meta:cell-count="104" meta:object-count="0"/>
  </office:meta>
</office:document-meta>
</file>